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704cm" fo:break-before="page" table:align="margins"/>
    </style:style>
    <style:style style:name="Table1.A" style:family="table-column">
      <style:table-column-properties style:column-width="8.851cm" style:rel-column-width="32763*"/>
    </style:style>
    <style:style style:name="Table1.B" style:family="table-column">
      <style:table-column-properties style:column-width="2.951cm" style:rel-column-width="10923*"/>
    </style:style>
    <style:style style:name="Table1.D" style:family="table-column">
      <style:table-column-properties style:column-width="2.951cm" style:rel-column-width="1092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519cm"/>
    </style:style>
    <style:style style:name="Table1.19" style:family="table-row">
      <style:table-row-properties style:min-row-height="0.801cm"/>
    </style:style>
    <style:style style:name="Table1.21" style:family="table-row">
      <style:table-row-properties style:min-row-height="0.847cm"/>
    </style:style>
    <style:style style:name="Table1.A21" style:family="table-cell">
      <style:table-cell-properties fo:padding="0.097cm" fo:border="none"/>
    </style:style>
    <style:style style:name="Table1.22" style:family="table-row">
      <style:table-row-properties style:min-row-height="0.997cm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903440" style:font-size-asian="14pt" style:font-weight-asian="bold" style:font-name-complex="Arial" style:font-size-complex="14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8pt" fo:font-weight="bold" officeooo:rsid="00adcd69" officeooo:paragraph-rsid="009200d6" style:font-size-asian="8pt" style:font-weight-asian="bold" style:font-name-complex="Arial" style:font-size-complex="8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center" style:justify-single-word="false"/>
      <style:text-properties fo:font-size="10pt" fo:font-weight="bold" officeooo:rsid="00836fb5" officeooo:paragraph-rsid="008cb554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2pt" fo:font-weight="bold" officeooo:rsid="00836fb5" officeooo:paragraph-rsid="00836fb5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72f7f" officeooo:paragraph-rsid="00072f7f" style:font-size-asian="10pt" style:font-size-complex="10pt"/>
    </style:style>
    <style:style style:name="P8" style:family="paragraph" style:parent-style-name="Table_20_Contents">
      <style:text-properties fo:font-size="10pt" officeooo:paragraph-rsid="0056867c" style:font-size-asian="10pt" style:font-size-complex="10pt"/>
    </style:style>
    <style:style style:name="P9" style:family="paragraph" style:parent-style-name="Table_20_Contents">
      <style:text-properties fo:font-size="10pt" officeooo:rsid="00092d0a" officeooo:paragraph-rsid="00586f65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757a17" officeooo:paragraph-rsid="008e0e1d" style:font-size-asian="10pt" style:font-size-complex="10pt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6cfbd4" officeooo:paragraph-rsid="006cfb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2f495b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676b0c" officeooo:paragraph-rsid="00676b0c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92d0a" officeooo:paragraph-rsid="00092d0a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092d0a" officeooo:paragraph-rsid="00092d0a" style:font-size-asian="8pt" style:font-size-complex="8pt"/>
    </style:style>
    <style:style style:name="P19" style:family="paragraph" style:parent-style-name="Table_20_Contents">
      <style:text-properties fo:font-size="8pt" officeooo:rsid="00092d0a" officeooo:paragraph-rsid="00586f65" style:font-size-asian="8pt" style:font-size-complex="8pt"/>
    </style:style>
    <style:style style:name="P20" style:family="paragraph" style:parent-style-name="Table_20_Contents">
      <style:text-properties fo:font-size="8pt" officeooo:rsid="00092d0a" officeooo:paragraph-rsid="00822e41" style:font-size-asian="8pt" style:font-size-complex="8pt"/>
    </style:style>
    <style:style style:name="P21" style:family="paragraph" style:parent-style-name="Table_20_Contents">
      <style:text-properties fo:font-size="8pt" officeooo:rsid="00092d0a" officeooo:paragraph-rsid="005e772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text-properties fo:font-size="8pt" officeooo:paragraph-rsid="0056867c" style:font-size-asian="8pt" style:font-size-complex="8pt"/>
    </style:style>
    <style:style style:name="P24" style:family="paragraph" style:parent-style-name="Table_20_Contents">
      <style:text-properties fo:font-size="8pt" officeooo:rsid="0081ab8d" officeooo:paragraph-rsid="0081ab8d" style:font-size-asian="8pt" style:font-size-complex="8pt"/>
    </style:style>
    <style:style style:name="P25" style:family="paragraph" style:parent-style-name="Table_20_Contents">
      <style:text-properties fo:font-size="8pt" officeooo:paragraph-rsid="0017e42f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fo:font-size="8pt" officeooo:rsid="006af81b" officeooo:paragraph-rsid="00757a17" style:font-size-asian="8pt" style:font-size-complex="8pt"/>
    </style:style>
    <style:style style:name="P27" style:family="paragraph" style:parent-style-name="Table_20_Contents">
      <style:text-properties fo:font-size="8pt" officeooo:rsid="0017e42f" officeooo:paragraph-rsid="005e7724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8pt" officeooo:rsid="008e0e1d" officeooo:paragraph-rsid="008e0e1d" style:font-size-asian="8pt" style:font-size-complex="8pt"/>
    </style:style>
    <style:style style:name="P29" style:family="paragraph" style:parent-style-name="Standard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officeooo:paragraph-rsid="0017e42f" style:font-size-asian="8pt" style:font-style-asian="normal" style:font-weight-asian="bold" style:font-size-complex="8pt" style:text-emphasize="none"/>
    </style:style>
    <style:style style:name="P30" style:family="paragraph" style:parent-style-name="Standard">
      <style:text-properties fo:font-size="8pt" officeooo:paragraph-rsid="0017e42f" style:font-size-asian="8pt" style:font-size-complex="8pt"/>
    </style:style>
    <style:style style:name="T1" style:family="text">
      <style:text-properties officeooo:rsid="0155c8a7"/>
    </style:style>
    <style:style style:name="T2" style:family="text">
      <style:text-properties officeooo:rsid="008db7bb"/>
    </style:style>
    <style:style style:name="T3" style:family="text">
      <style:text-properties officeooo:rsid="000ff008"/>
    </style:style>
    <style:style style:name="T4" style:family="text">
      <style:text-properties officeooo:rsid="0017e42f"/>
    </style:style>
    <style:style style:name="T5" style:family="text">
      <style:text-properties officeooo:rsid="00676b0c"/>
    </style:style>
    <style:style style:name="T6" style:family="text">
      <style:text-properties fo:font-weight="bold" officeooo:rsid="0017e42f" style:font-weight-asian="bold" style:font-weight-complex="bold"/>
    </style:style>
    <style:style style:name="T7" style:family="text">
      <style:text-properties officeooo:rsid="007b26cb"/>
    </style:style>
    <style:style style:name="T8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style-asian="normal" style:font-weight-asian="bold" style:text-emphasize="none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officeooo:rsid="000fe5d8" style:font-size-asian="8pt" style:font-size-complex="8pt"/>
    </style:style>
    <style:style style:name="T11" style:family="text">
      <style:text-properties officeooo:rsid="006cfbd4"/>
    </style:style>
    <style:style style:name="T12" style:family="text">
      <style:text-properties fo:font-size="8pt" officeooo:rsid="007c9fe5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table:number-columns-spanned="4" office:value-type="string">
            <text:p text:style-name="P12"><text:span text:style-name="T2">Voucher</text:span> No: <text:text-input text:description="&lt;o.name&gt;">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1"><text:span text:style-name="T2">Supplier Name:</text:span> <text:s text:c="2"/><text:text-input text:description="&lt;o.partner_id.name&gt;">Customer </text:text-input></text:p>
          </table:table-cell>
          <table:covered-table-cell/>
          <table:table-cell table:style-name="Table1.C2" table:number-columns-spanned="2" office:value-type="string">
            <text:p text:style-name="P15"><text:span text:style-name="T11">Date: </text:span><text:text-input text:description="&lt;formatLang(o.payment_date,date=True)&gt;">Payment Date</text:text-input>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11"><text:text-input text:description="&lt;if test=&quot;o.cheque_no&quot;&gt;">If cheque No tru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<text:s/><text:span text:style-name="T3">Cheque</text:span> <text:span text:style-name="T3">No:</text:span> <text:text-input text:description="&lt;o.cheque_no&gt;">Cheque No</text:text-input> </text:p>
          </table:table-cell>
          <table:table-cell table:style-name="Table1.C2" table:number-columns-spanned="3" office:value-type="string">
            <text:p text:style-name="P14"><text:span text:style-name="T7">Cheque Date: </text:span><text:s/><text:text-input text:description="&lt;formatLang(o.cheque_date,date=True)&gt;">Cheque Date</text:text-input></text:p>
          </table:table-cell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6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>Payment</text:p>
          </table:table-cell>
          <table:table-cell table:style-name="Table1.A2" office:value-type="string">
            <text:p text:style-name="P17"><text:span text:style-name="T5">Invoice</text:span> Amount</text:p>
          </table:table-cell>
          <table:table-cell table:style-name="Table1.A2" office:value-type="string">
            <text:p text:style-name="P17">Debit</text:p>
          </table:table-cell>
          <table:table-cell table:style-name="Table1.C2" office:value-type="string">
            <text:p text:style-name="P17">Credit</text:p>
          </table:table-cell>
        </table:table-row>
        <table:table-row>
          <table:table-cell table:style-name="Table1.C2" table:number-columns-spanned="4" office:value-type="string">
            <text:p text:style-name="P7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8"><text:text-input text:description="&lt;if test=&quot;line['debit']!='total'&quot;&gt;">If start </text:text-inpu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2"><text:text-input text:description="&lt;line['invoice']&gt;">Invoice</text:text-input></text:p>
          </table:table-cell>
          <table:table-cell table:style-name="Table1.A2" office:value-type="string">
            <text:p text:style-name="P18"><text:text-input text:description="&lt;line['invoice_amount']&gt;">Amount</text:text-input><text:text-input text:description=""/></text:p>
          </table:table-cell>
          <table:table-cell table:style-name="Table1.A2" office:value-type="string">
            <text:p text:style-name="P18"><text:text-input text:description="&lt;line['debit']&gt;">Debit</text:text-input></text:p>
          </table:table-cell>
          <table:table-cell table:style-name="Table1.C2" office:value-type="string">
            <text:p text:style-name="P14"><text:text-input text:description="&lt;line['credit']&gt;">Credit</text:text-input> <text:s text:c="4"/></text:p>
          </table:table-cell>
        </table:table-row>
        <table:table-row>
          <table:table-cell table:style-name="Table1.C2" table:number-columns-spanned="4" office:value-type="string">
            <text:p text:style-name="P23"><text:text-input text:description="&lt;/if&gt;">If end</text:text-input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1"><text:span text:style-name="T4"><text:s/></text:span><text:span text:style-name="T4"><text:text-input text:description="&lt;if test=&quot;line['amount_due']&quot;&gt;">If star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19"><text:span text:style-name="T4"><text:s/>Amount Due: </text:span><text:span text:style-name="T4"><text:text-input text:description="&lt;line['amount_due']&gt;">Amount Due</text:text-input></text:span><text:span text:style-name="T4">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7"><text:text-input text:description="&lt;/if&gt;">If end</text:text-input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1"><text:text-input text:description="&lt;if test=&quot;line['debit']=='total'&quot;&gt;">If start</text:text-input> <text:s/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9"><text:span text:style-name="T6">Total: </text:span><text:span text:style-name="T4"><text:s text:c="2"/></text:span><text:span text:style-name="T6"><text:text-input text:description="&lt;line['total']&gt;">Total</text:text-input></text:span><text:span text:style-name="T6"> 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4">Amount in Words:<text:text-input text:description="&lt;currency_to_text(line['total'],'inr')&gt;">c2t</text:text-input>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C2" table:number-columns-spanned="4" office:value-type="string">
            <text:p text:style-name="P20"><text:span text:style-name="T4"><text:text-input text:description="&lt;/if&gt;">End if</text:text-input></text:span><text:span text:style-name="T4"> 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5"><text:text-input text:description="&lt;/for&gt;">End For loop</text:text-input></text:p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C2" table:number-columns-spanned="4" office:value-type="string">
            <text:p text:style-name="P30"><text:span text:style-name="T8">Through : </text:span><text:span text:style-name="T8"><text:text-input text:description="&lt;o.journal_id.name&gt;">Bank</text:text-input></text:span><text:span text:style-name="T8"> <text:s/></text:span><text:span text:style-name="T8"><text:text-input text:description="&lt;o.journal_id.bank_acc_number&gt;">Acc No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29">On Account of : <text:text-input text:description="&lt;o.type&gt;">Type</text:text-input>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1" table:number-columns-spanned="4" office:value-type="string">
            <text:p text:style-name="P26">Note: <text:text-input text:description="&lt;o.note&gt;">Note</text:text-input> <text:s text:c="83"/></text:p>
          </table:table-cell>
          <table:covered-table-cell/>
          <table:covered-table-cell/>
          <table:covered-table-cell/>
        </table:table-row>
        <text:soft-page-break/>
        <table:table-row table:style-name="Table1.22">
          <table:table-cell table:style-name="Table1.A21" office:value-type="string">
            <text:p text:style-name="P28">Receiver's Signature</text:p>
          </table:table-cell>
          <table:table-cell table:style-name="Table1.A21" table:number-columns-spanned="3" office:value-type="string">
            <text:p text:style-name="P10"><text:span text:style-name="T12">Authorized</text:span> <text:span text:style-name="T10"><text:s/></text:span><text:span text:style-name="T9">Signatory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903440" style:font-size-asian="14pt" style:font-weight-asian="bold" style:font-name-complex="Arial" style:font-size-complex="14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8pt" fo:font-weight="bold" officeooo:rsid="00adcd69" officeooo:paragraph-rsid="009200d6" style:font-size-asian="8pt" style:font-weight-asian="bold" style:font-name-complex="Arial" style:font-size-complex="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/>
      <style:text-properties fo:font-size="10pt" fo:font-weight="bold" officeooo:rsid="00836fb5" officeooo:paragraph-rsid="008cb554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center" style:justify-single-word="false"/>
      <style:text-properties fo:font-size="12pt" fo:font-weight="bold" officeooo:rsid="00836fb5" officeooo:paragraph-rsid="00836fb5" style:font-size-asian="12pt" style:font-weight-asian="bold" style:font-size-complex="12pt" style:font-weight-complex="bold"/>
    </style:style>
    <style:style style:name="MT1" style:family="text">
      <style:text-properties officeooo:rsid="0155c8a7"/>
    </style:style>
    <style:style style:name="MT2" style:family="text">
      <style:text-properties officeooo:rsid="008db7b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6cm" fo:page-height="16.51cm" style:num-format="1" style:print-orientation="portrait" fo:margin-top="1.27cm" fo:margin-bottom="0.762cm" fo:margin-left="2.286cm" fo:margin-right="1.016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1"> </text:span></text:p>
        <text:p text:style-name="MP2"><draw:frame draw:style-name="Mfr1" draw:name="image: asimage(user.company_id.logo_web)" text:anchor-type="paragraph" svg:x="-2.508cm" draw:z-index="1"><draw:text-box fo:min-height="0.48cm" fo:min-width="2.641cm"><text:p text:style-name="MP3"/></draw:text-box></draw:frame><text:span text:style-name="MT1"> </text:span><text:span text:style-name="MT1"><text:text-input text:description="&lt;company_address(o)&gt;">Company Address</text:text-input></text:span></text:p>
        <text:p text:style-name="MP4"><text:s/>Payment <text:span text:style-name="MT2">Voucher</text:span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5:41:49.187208718</meta:creation-date>
    <meta:editing-duration>PT1M45S</meta:editing-duration>
    <meta:editing-cycles>14</meta:editing-cycles>
    <meta:generator>LibreOffice/4.2.8.2$Linux_X86_64 LibreOffice_project/420m0$Build-2</meta:generator>
    <dc:title>Accounting Voucher</dc:title>
    <dc:date>2017-03-22T12:03:44.192805266</dc:date>
    <meta:document-statistic meta:table-count="1" meta:image-count="0" meta:object-count="0" meta:page-count="2" meta:paragraph-count="34" meta:word-count="140" meta:character-count="603" meta:non-whitespace-character-count="445"/>
    <meta:user-defined meta:name="Generator">Aeroo Reports 1.2</meta:user-defined>
    <meta:user-defined meta:name="Software">OpenERP 6.1</meta:user-defined>
    <meta:user-defined meta:name="URL">http://www.alistek.com</meta:user-defined>
  </office:meta>
</office:document-meta>
</file>